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astern_Kola_Peninsula">
            <text:p>Eastern_Kola_Peninsula</text:p>
          </table:table-cell>
          <table:table-cell office:value-type="string" office:value="radiocarbon">
            <text:p>radiocarbon</text:p>
          </table:table-cell>
          <table:table-cell office:value-type="string" office:value="LU-316">
            <text:p>LU-316</text:p>
          </table:table-cell>
          <table:table-cell office:value-type="float" office:value="66.19">
            <text:p>66.19</text:p>
          </table:table-cell>
          <table:table-cell office:value-type="float" office:value="39.54">
            <text:p>39.54</text:p>
          </table:table-cell>
          <table:table-cell office:value-type="float" office:value="3490.0">
            <text:p>3490.0</text:p>
          </table:table-cell>
          <table:table-cell office:value-type="float" office:value="177.65">
            <text:p>177.65</text:p>
          </table:table-cell>
          <table:table-cell office:value-type="string" office:value="buried peat within a marine terrace">
            <text:p>buried peat within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27925">
            <text:p>7.27925</text:p>
          </table:table-cell>
          <table:table-cell office:value-type="float" office:value="3.5781770673067594">
            <text:p>3.5781770673067594</text:p>
          </table:table-cell>
          <table:table-cell office:value-type="float" office:value="3.5781770673067594">
            <text:p>3.5781770673067594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Eastern_Kola_Peninsula">
            <text:p>Eastern_Kola_Peninsula</text:p>
          </table:table-cell>
          <table:table-cell office:value-type="string" office:value="radiocarbon">
            <text:p>radiocarbon</text:p>
          </table:table-cell>
          <table:table-cell office:value-type="string" office:value="LU-317">
            <text:p>LU-317</text:p>
          </table:table-cell>
          <table:table-cell office:value-type="float" office:value="66.11">
            <text:p>66.11</text:p>
          </table:table-cell>
          <table:table-cell office:value-type="float" office:value="37.75">
            <text:p>37.75</text:p>
          </table:table-cell>
          <table:table-cell office:value-type="float" office:value="1800.0">
            <text:p>1800.0</text:p>
          </table:table-cell>
          <table:table-cell office:value-type="float" office:value="190.68">
            <text:p>190.68</text:p>
          </table:table-cell>
          <table:table-cell office:value-type="string" office:value="peat on the surface of a marine terrace">
            <text:p>peat on the surface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.879249999999999">
            <text:p>14.879249999999999</text:p>
          </table:table-cell>
          <table:table-cell office:value-type="float" office:value="3.5781770673067594">
            <text:p>3.5781770673067594</text:p>
          </table:table-cell>
          <table:table-cell office:value-type="float" office:value="3.5781770673067594">
            <text:p>3.5781770673067594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Eastern_Kola_Peninsula">
            <text:p>Eastern_Kola_Peninsula</text:p>
          </table:table-cell>
          <table:table-cell office:value-type="string" office:value="radiocarbon">
            <text:p>radiocarbon</text:p>
          </table:table-cell>
          <table:table-cell office:value-type="string" office:value="Eastern_Kola_Peninsula-2">
            <text:p>Eastern_Kola_Peninsula-2</text:p>
          </table:table-cell>
          <table:table-cell office:value-type="float" office:value="66.52">
            <text:p>66.52</text:p>
          </table:table-cell>
          <table:table-cell office:value-type="float" office:value="40.61">
            <text:p>40.61</text:p>
          </table:table-cell>
          <table:table-cell office:value-type="float" office:value="4300.0">
            <text:p>4300.0</text:p>
          </table:table-cell>
          <table:table-cell office:value-type="float" office:value="119.83">
            <text:p>119.83</text:p>
          </table:table-cell>
          <table:table-cell office:value-type="string" office:value="coal from a Neolitic settlement">
            <text:p>coal from a Neolitic settle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2">
            <text:p>6.2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Eastern_Kola_Peninsula">
            <text:p>Eastern_Kola_Peninsula</text:p>
          </table:table-cell>
          <table:table-cell office:value-type="string" office:value="radiocarbon">
            <text:p>radiocarbon</text:p>
          </table:table-cell>
          <table:table-cell office:value-type="string" office:value="Eastern_Kola_Peninsula-3">
            <text:p>Eastern_Kola_Peninsula-3</text:p>
          </table:table-cell>
          <table:table-cell office:value-type="float" office:value="66.52">
            <text:p>66.52</text:p>
          </table:table-cell>
          <table:table-cell office:value-type="float" office:value="40.57">
            <text:p>40.57</text:p>
          </table:table-cell>
          <table:table-cell office:value-type="float" office:value="4840.0">
            <text:p>4840.0</text:p>
          </table:table-cell>
          <table:table-cell office:value-type="float" office:value="119.83">
            <text:p>119.83</text:p>
          </table:table-cell>
          <table:table-cell office:value-type="string" office:value="coal from a Neolitic settlement">
            <text:p>coal from a Neolitic settle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1979,BaranskayaEtal2018">
            <text:p>Koshechkin1979,BaranskayaEtal2018</text:p>
          </table:table-cell>
        </table:table-row>
        <table:table-row>
          <table:table-cell office:value-type="string" office:value="Eastern_Kola_Peninsula">
            <text:p>Eastern_Kola_Peninsula</text:p>
          </table:table-cell>
          <table:table-cell office:value-type="string" office:value="radiocarbon">
            <text:p>radiocarbon</text:p>
          </table:table-cell>
          <table:table-cell office:value-type="string" office:value="Eastern_Kola_Peninsula-1">
            <text:p>Eastern_Kola_Peninsula-1</text:p>
          </table:table-cell>
          <table:table-cell office:value-type="float" office:value="66.2">
            <text:p>66.2</text:p>
          </table:table-cell>
          <table:table-cell office:value-type="float" office:value="39.51">
            <text:p>39.51</text:p>
          </table:table-cell>
          <table:table-cell office:value-type="float" office:value="4170.0">
            <text:p>4170.0</text:p>
          </table:table-cell>
          <table:table-cell office:value-type="float" office:value="119.83">
            <text:p>119.83</text:p>
          </table:table-cell>
          <table:table-cell office:value-type="string" office:value="coal from a Neolitic settlement">
            <text:p>coal from a Neolitic settle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.2">
            <text:p>6.2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1979,BaranskayaEtal2018">
            <text:p>Koshechkin197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